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area</text:p>
          </table:table-cell>
          <table:table-cell office:value-type="string">
            <text:p>sample</text:p>
          </table:table-cell>
          <table:table-cell office:value-type="string">
            <text:p>Length.mm</text:p>
          </table:table-cell>
          <table:table-cell office:value-type="string">
            <text:p>age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k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table:number-columns-repeated="2"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6">
            <text:p>1,6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3">
            <text:p>2,3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1">
            <text:p>1,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1">
            <text:p>1,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3">
            <text:p>2,3</text:p>
          </table:table-cell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3.3">
            <text:p>3,3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9">
            <text:p>1,9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9">
            <text:p>2,9</text:p>
          </table:table-cell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1.3">
            <text:p>1,3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8">
            <text:p>1,8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1">
            <text:p>2,1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table:number-columns-repeated="2"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1.2">
            <text:p>1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8">
            <text:p>1,8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3">
            <text:p>2,3</text:p>
          </table:table-cell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1">
            <text:p>2,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4">
            <text:p>2,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">
            <text:p>1,6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6">
            <text:p>1,6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1">
            <text:p>2,1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2">
            <text:p>1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7">
            <text:p>2,7</text:p>
          </table:table-cell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1.2">
            <text:p>1,2</text:p>
          </table:table-cell>
          <table:table-cell office:value-type="float" office:value="1.6">
            <text:p>1,6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3">
            <text:p>2,3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9">
            <text:p>2,9</text:p>
          </table:table-cell>
          <table:table-cell office:value-type="float" office:value="2">
            <text:p>2</text:p>
          </table:table-cell>
          <table:table-cell office:value-type="float" office:value="1.2">
            <text:p>1,2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table:number-columns-repeated="2" office:value-type="float" office:value="3">
            <text:p>3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float" office:value="2.2">
            <text:p>2,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1">
            <text:p>2,1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3">
            <text:p>1,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9">
            <text:p>2,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1">
            <text:p>2,1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4">
            <text:p>2,4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4">
            <text:p>1,4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8">
            <text:p>2,8</text:p>
          </table:table-cell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1.2">
            <text:p>1,2</text:p>
          </table:table-cell>
          <table:table-cell office:value-type="float" office:value="2.3">
            <text:p>2,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9">
            <text:p>1,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4">
            <text:p>2,4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9">
            <text:p>1,9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3">
            <text:p>2,3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2">
            <text:p>1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9">
            <text:p>1,9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3">
            <text:p>1,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3.2">
            <text:p>3,2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9">
            <text:p>1,9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8">
            <text:p>2,8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8">
            <text:p>2,8</text:p>
          </table:table-cell>
          <table:table-cell office:value-type="float" office:value="3">
            <text:p>3</text:p>
          </table:table-cell>
          <table:table-cell office:value-type="string">
            <text:p>NA</text:p>
          </table:table-cell>
          <table:table-cell office:value-type="float" office:value="1.5">
            <text:p>1,5</text:p>
          </table:table-cell>
          <table:table-cell office:value-type="float" office:value="2.3">
            <text:p>2,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8">
            <text:p>1,8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9">
            <text:p>1,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3">
            <text:p>2,3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table:number-columns-repeated="2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2.7">
            <text:p>2,7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office:value-type="float" office:value="1.3">
            <text:p>1,3</text:p>
          </table:table-cell>
          <table:table-cell office:value-type="float" office:value="2.1">
            <text:p>2,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table:number-columns-repeated="2"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1">
            <text:p>1,1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2.9">
            <text:p>2,9</text:p>
          </table:table-cell>
          <table:table-cell office:value-type="float" office:value="3">
            <text:p>3</text:p>
          </table:table-cell>
          <table:table-cell office:value-type="float" office:value="0.7">
            <text:p>0,7</text:p>
          </table:table-cell>
          <table:table-cell office:value-type="float" office:value="1.2">
            <text:p>1,2</text:p>
          </table:table-cell>
          <table:table-cell office:value-type="float" office:value="2.2">
            <text:p>2,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1</text:p>
          </table:table-cell>
          <table:table-cell office:value-type="float" office:value="3.3">
            <text:p>3,3</text:p>
          </table:table-cell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1.2">
            <text:p>1,2</text:p>
          </table:table-cell>
          <table:table-cell office:value-type="float" office:value="2.1">
            <text:p>2,1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2.6">
            <text:p>2,6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2</text:p>
          </table:table-cell>
          <table:table-cell office:value-type="float" office:value="1.4">
            <text:p>1,4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6">
            <text:p>1,6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7">
            <text:p>1,7</text:p>
          </table:table-cell>
          <table:table-cell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8">
            <text:p>1,8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2.8">
            <text:p>2,8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2">
            <text:p>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2.5">
            <text:p>2,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">
            <text:p>1,9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2.9">
            <text:p>2,9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2.2">
            <text:p>2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1.9">
            <text:p>1,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1.3">
            <text:p>1,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office:value-type="float" office:value="2.2">
            <text:p>2,2</text:p>
          </table:table-cell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office:value-type="float" office:value="1.3">
            <text:p>1,3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Estuary</text:p>
          </table:table-cell>
          <table:table-cell office:value-type="string">
            <text:p>me3</text:p>
          </table:table-cell>
          <table:table-cell table:number-columns-repeated="2" office:value-type="float" office:value="3">
            <text:p>3</text:p>
          </table:table-cell>
          <table:table-cell office:value-type="float" office:value="0.6">
            <text:p>0,6</text:p>
          </table:table-cell>
          <table:table-cell office:value-type="float" office:value="1.1">
            <text:p>1,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bb2</text:p>
          </table:table-cell>
          <table:table-cell office:value-type="float" office:value="2.4">
            <text:p>2,4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bb2</text:p>
          </table:table-cell>
          <table:table-cell office:value-type="float" office:value="1.9">
            <text:p>1,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bb2</text:p>
          </table:table-cell>
          <table:table-cell office:value-type="float" office:value="3.1">
            <text:p>3,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bb2</text:p>
          </table:table-cell>
          <table:table-cell office:value-type="float" office:value="2.7">
            <text:p>2,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7">
            <text:p>1,7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bb2</text:p>
          </table:table-cell>
          <table:table-cell office:value-type="float" office:value="3.5">
            <text:p>3,5</text:p>
          </table:table-cell>
          <table:table-cell office:value-type="float" office:value="3">
            <text:p>3</text:p>
          </table:table-cell>
          <table:table-cell office:value-type="float" office:value="0.7">
            <text:p>0,7</text:p>
          </table:table-cell>
          <table:table-cell office:value-type="float" office:value="2">
            <text:p>2</text:p>
          </table:table-cell>
          <table:table-cell office:value-type="float" office:value="2.8">
            <text:p>2,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bb2</text:p>
          </table:table-cell>
          <table:table-cell office:value-type="float" office:value="3.3">
            <text:p>3,3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office:value-type="float" office:value="1.5">
            <text:p>1,5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bb2</text:p>
          </table:table-cell>
          <table:table-cell office:value-type="float" office:value="3.2">
            <text:p>3,2</text:p>
          </table:table-cell>
          <table:table-cell office:value-type="float" office:value="3">
            <text:p>3</text:p>
          </table:table-cell>
          <table:table-cell office:value-type="float" office:value="0.8">
            <text:p>0,8</text:p>
          </table:table-cell>
          <table:table-cell office:value-type="float" office:value="1.7">
            <text:p>1,7</text:p>
          </table:table-cell>
          <table:table-cell office:value-type="float" office:value="2.8">
            <text:p>2,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bb1</text:p>
          </table:table-cell>
          <table:table-cell office:value-type="float" office:value="1.5">
            <text:p>1,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bb1</text:p>
          </table:table-cell>
          <table:table-cell office:value-type="float" office:value="1.9">
            <text:p>1,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ZRS</text:p>
          </table:table-cell>
          <table:table-cell office:value-type="string">
            <text:p>mbb1</text:p>
          </table:table-cell>
          <table:table-cell office:value-type="float" office:value="1.9">
            <text:p>1,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4</text:p>
          </table:table-cell>
          <table:table-cell office:value-type="float" office:value="1.9">
            <text:p>1,9</text:p>
          </table:table-cell>
          <table:table-cell office:value-type="float" office:value="2">
            <text:p>2</text:p>
          </table:table-cell>
          <table:table-cell office:value-type="float" office:value="0.7">
            <text:p>0,7</text:p>
          </table:table-cell>
          <table:table-cell office:value-type="float" office:value="1.5">
            <text:p>1,5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4</text:p>
          </table:table-cell>
          <table:table-cell office:value-type="float" office:value="2.9">
            <text:p>2,9</text:p>
          </table:table-cell>
          <table:table-cell office:value-type="float" office:value="2">
            <text:p>2</text:p>
          </table:table-cell>
          <table:table-cell office:value-type="float" office:value="1.1">
            <text:p>1,1</text:p>
          </table:table-cell>
          <table:table-cell office:value-type="float" office:value="2.2">
            <text:p>2,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4</text:p>
          </table:table-cell>
          <table:table-cell office:value-type="float" office:value="3.6">
            <text:p>3,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.9">
            <text:p>1,9</text:p>
          </table:table-cell>
          <table:table-cell office:value-type="string">
            <text:p>NA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string">
            <text:p>Goreliy</text:p>
          </table:table-cell>
          <table:table-cell office:value-type="string">
            <text:p>mg4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N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9">00.00.0000</text:date>, <text:time style:data-style-name="N2" text:time-value="0000-00-00T23:44:2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3-06-18T11:53:00</meta:creation-date>
    <dc:date>2013-06-29T23:45:12</dc:date>
    <dc:creator>Sophia Nazarova</dc:creator>
    <meta:editing-duration>PT2H31M31S</meta:editing-duration>
    <meta:editing-cycles>34</meta:editing-cycles>
    <meta:generator>LibreOffice/3.6$Linux_X86_64 LibreOffice_project/360m1$Build-2</meta:generator>
    <meta:document-statistic meta:table-count="1" meta:cell-count="1032" meta:object-count="0"/>
  </office:meta>
</office:document-meta>
</file>